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-PT03H05M00S" calcext:value-type="time">
            <text:p>-03:05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table:number-columns-repeated="2"/>
          <table:table-cell table:formula="of:=[.C12]-[.B12]" office:value-type="time" office:time-value="-PT19H20M00S" calcext:value-type="time">
            <text:p>-19:2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3]-[.B1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4]-[.B1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-[.B1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-[.B1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-[.B1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-[.B1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-[.B19]" office:value-type="time" office:time-value="PT00H00M00S" calcext:value-type="time">
            <text:p>00:00:00</text:p>
          </table:table-cell>
          <table:table-cell table:style-name="ce11"/>
          <table:table-cell/>
        </table:table-row>
        <table:table-row table:style-name="ro1">
          <table:table-cell table:number-columns-repeated="4"/>
          <table:table-cell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9:20:59.3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23T19:21:54.467000000</dc:date>
    <meta:editing-duration>P1DT25M11S</meta:editing-duration>
    <meta:editing-cycles>19</meta:editing-cycles>
    <meta:generator>LibreOffice/7.2.5.2$Windows_X86_64 LibreOffice_project/499f9727c189e6ef3471021d6132d4c694f357e5</meta:generator>
    <meta:document-statistic meta:table-count="1" meta:cell-count="72" meta:object-count="0"/>
  </office:meta>
</office:document-meta>
</file>